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Resource.customizeConnection( HttpURLConnection c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sourceTests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ests.resourceCreateRelativeUnknown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SystemResourceTests.sameResourceFromFilePathIs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SystemResourceTests.assertUrlAndUriBehavior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Tests.readingMissingResourceFails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Tests.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ourceTests.resourceCreateRelativeWithDotPath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ResourceTests.canCustomizeHttpUrlConnectionFor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ResourceTests.filenameIsExtractedFromFil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StreamResourceTests.has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yteArrayResourceTests.has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ustomResource.CustomResourc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sourceTests.star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SystemResourceTests.sameResourceFromFileIs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Dispatcher.dispatch( Recorded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ourceTests.resourceCreateRelative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Tests.resourceIsValid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sourceTests.has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SystemResourceTests.readableChannelProvides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ResourceTests.factoryMethodsProduceEqual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lResourceTests.relativeResourcesAre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ResourceTests.remoteResource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sourceTests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sourceTests.filenameContainingHashTagIsExtractedFromFilePathUnenco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lResourceTests.canCustomizeHttpUrlConnectionFor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sourceTests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ResourceTests.has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sourceTests.missingResourceIsNot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ileSystemResourceTests.urlAndUriAreNormalizedWhenCreatedFrom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Tests.resourceCreateRelativeWithFolder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ResourceTests.sameResourceWithRelativePathIs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yteArrayResourceTests.isNot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ResourceTests.missingRemoteResource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StreamResourceTests.is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Tests.loadingMissingResourceFails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SystemResourceTests.urlAndUriAreNormalizedWhenCreatedFrom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SystemResourceTests.relativeResourcesAre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SystemResourceTests.sameResourceIs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StreamResourceTests.has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SystemResourceTests.sameResourceFromDotPathIs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